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dash" draw:stroke-dash="Fine_20_Dashed_20__28_var_29_"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_20__28_var_29_"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gr12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9" draw:id="id9" draw:layer="layout" svg:width="7.096cm" svg:height="5.578cm" svg:x="19cm" svg:y="3.057cm">
          <text:p text:style-name="P1">dL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4.5cm" svg:height="3.904cm" svg:x="2.5cm" svg:y="2.5cm">
          <text:p text:style-name="P2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5cm" svg:height="3.904cm" svg:x="11.5cm" svg:y="2.5cm">
          <text:p text:style-name="P2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346cm" svg:height="1.673cm" svg:x="1cm" svg:y="8.077cm">
          <text:p text:style-name="P2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.345cm" svg:height="1.673cm" svg:x="5.462cm" svg:y="8.077cm">
          <text:p text:style-name="P2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.346cm" svg:height="1.673cm" svg:x="9.923cm" svg:y="8.077cm">
          <text:p text:style-name="P2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346cm" svg:height="1.673cm" svg:x="14.385cm" svg:y="8.077cm">
          <text:p text:style-name="P2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8.923cm" svg:height="1.674cm" svg:x="4.904cm" svg:y="14.769cm">
          <text:p text:style-name="P2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7.807cm" svg:height="1.673cm" svg:x="5.462cm" svg:y="11.423cm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xml:id="id16" draw:id="id16" draw:layer="layout" svg:width="2.231cm" svg:height="1.115cm" draw:transform="rotate (-3.14159265358979) translate (24.981cm 5.84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4.75cm" svg:y1="6.404cm" svg:x2="2.673cm" svg:y2="8.077cm" draw:start-shape="id1" draw:start-glue-point="2" draw:end-shape="id2" draw:end-glue-point="0" svg:d="m4750 6404v837h-2077v836" svg:viewBox="0 0 2078 1674">
          <text:p/>
        </draw:connector>
        <draw:connector draw:style-name="gr4" draw:text-style-name="P2" draw:layer="layout" svg:x1="4.75cm" svg:y1="6.404cm" svg:x2="7.134cm" svg:y2="8.077cm" draw:start-shape="id1" draw:start-glue-point="2" draw:end-shape="id3" draw:end-glue-point="0" svg:d="m4750 6404v837h2384v836" svg:viewBox="0 0 2385 1674">
          <text:p/>
        </draw:connector>
        <draw:connector draw:style-name="gr4" draw:text-style-name="P2" draw:layer="layout" svg:x1="11.596cm" svg:y1="8.077cm" svg:x2="13.75cm" svg:y2="6.404cm" draw:start-shape="id4" draw:start-glue-point="0" draw:end-shape="id5" draw:end-glue-point="2" svg:d="m11596 8077v-836h2154v-837" svg:viewBox="0 0 2155 1674">
          <text:p/>
        </draw:connector>
        <draw:connector draw:style-name="gr4" draw:text-style-name="P2" draw:layer="layout" svg:x1="13.75cm" svg:y1="6.404cm" svg:x2="16.058cm" svg:y2="8.077cm" draw:start-shape="id5" draw:start-glue-point="2" draw:end-shape="id6" draw:end-glue-point="0" svg:d="m13750 6404v837h2308v836" svg:viewBox="0 0 2309 1674">
          <text:p/>
        </draw:connector>
        <draw:connector draw:style-name="gr4" draw:text-style-name="P2" draw:layer="layout" svg:x1="2.673cm" svg:y1="9.75cm" svg:x2="9.365cm" svg:y2="11.423cm" draw:start-shape="id2" draw:start-glue-point="2" draw:end-shape="id7" draw:end-glue-point="7" svg:d="m2673 9750v836h6692v837" svg:viewBox="0 0 6693 1674">
          <text:p/>
        </draw:connector>
        <draw:connector draw:style-name="gr4" draw:text-style-name="P2" draw:layer="layout" svg:x1="7.134cm" svg:y1="9.75cm" svg:x2="9.365cm" svg:y2="11.423cm" draw:start-shape="id3" draw:start-glue-point="2" draw:end-shape="id7" draw:end-glue-point="7" svg:d="m7134 9750v836h2231v837" svg:viewBox="0 0 2232 1674">
          <text:p/>
        </draw:connector>
        <draw:connector draw:style-name="gr4" draw:text-style-name="P2" draw:layer="layout" svg:x1="11.596cm" svg:y1="9.75cm" svg:x2="9.365cm" svg:y2="11.423cm" draw:start-shape="id4" draw:start-glue-point="2" draw:end-shape="id7" draw:end-glue-point="7" svg:d="m11596 9750v836h-2231v837" svg:viewBox="0 0 2232 1674">
          <text:p/>
        </draw:connector>
        <draw:connector draw:style-name="gr4" draw:text-style-name="P2" draw:layer="layout" svg:x1="16.058cm" svg:y1="9.75cm" svg:x2="9.365cm" svg:y2="11.423cm" draw:start-shape="id6" draw:start-glue-point="2" draw:end-shape="id7" draw:end-glue-point="7" svg:d="m16058 9750v836h-6693v837" svg:viewBox="0 0 6694 1674">
          <text:p/>
        </draw:connector>
        <draw:connector draw:style-name="gr4" draw:text-style-name="P2" draw:layer="layout" svg:x1="9.365cm" svg:y1="13.096cm" svg:x2="9.365cm" svg:y2="14.769cm" draw:start-shape="id7" draw:start-glue-point="5" draw:end-shape="id8" draw:end-glue-point="0" svg:d="m9365 13096v1673" svg:viewBox="0 0 1 1674">
          <text:p/>
        </draw:connector>
        <draw:custom-shape draw:style-name="gr5" draw:text-style-name="P2" draw:layer="layout" svg:width="4.462cm" svg:height="9.481cm" svg:x="9.365cm" svg:y="7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.5cm" svg:height="14.5cm" svg:x="18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3.827cm" svg:y1="7.519cm" svg:x2="18.289cm" svg:y2="2.5cm">
          <text:p/>
        </draw:line>
        <draw:line draw:style-name="gr7" draw:text-style-name="P2" draw:layer="layout" svg:x1="13.827cm" svg:y1="17cm" svg:x2="18.289cm" svg:y2="17cm">
          <text:p/>
        </draw:line>
        <draw:custom-shape draw:style-name="gr2" draw:text-style-name="P3" xml:id="id11" draw:id="id11" draw:layer="layout" svg:width="7.096cm" svg:height="3.347cm" svg:x="19cm" svg:y="13.096cm">
          <text:p text:style-name="P1">L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xml:id="id12" draw:id="id12" draw:layer="layout" svg:width="4.461cm" svg:height="2.231cm" svg:x="21.077cm" svg:y="13.654cm">
          <text:p text:style-name="P2">Directory</text:p>
          <text:p text:style-name="P2">(Inv messa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5.019cm" svg:height="1.672cm" svg:x="19.962cm" svg:y="10.085cm">
          <text:p text:style-name="P2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2" draw:layer="layout" svg:x1="22.548cm" svg:y1="8.635cm" svg:x2="22.472cm" svg:y2="10.085cm" draw:start-shape="id9" draw:start-glue-point="2" draw:end-shape="id10" draw:end-glue-point="7" svg:d="m22548 8635v726h-76v724" svg:viewBox="0 0 77 1451">
          <text:p/>
        </draw:connector>
        <draw:connector draw:style-name="gr4" draw:text-style-name="P2" draw:layer="layout" svg:x1="22.472cm" svg:y1="11.757cm" svg:x2="22.548cm" svg:y2="13.096cm" draw:start-shape="id10" draw:start-glue-point="5" draw:end-shape="id11" svg:d="m22472 11757v670h76v669" svg:viewBox="0 0 77 1340">
          <text:p/>
        </draw:connector>
        <draw:custom-shape draw:style-name="gr9" draw:text-style-name="P2" xml:id="id15" draw:id="id15" draw:layer="layout" svg:width="1.115cm" svg:height="1.115cm" svg:x="22.75cm" svg:y="4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3" draw:id="id13" draw:layer="layout" svg:width="1.116cm" svg:height="1.115cm" svg:x="23.865cm" svg:y="4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14" draw:id="id14" draw:layer="layout" svg:width="2.789cm" svg:height="1.116cm" svg:x="19.404cm" svg:y="3.872cm">
          <text:p text:style-name="P2">S-Ta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line-skew="0.462cm -0.729cm" svg:x1="25.538cm" svg:y1="14.769cm" svg:x2="24.423cm" svg:y2="4.73cm" draw:start-shape="id12" draw:start-glue-point="1" draw:end-shape="id13" draw:end-glue-point="0" svg:d="m25538 14769h962v-11269h-2077v1230" svg:viewBox="0 0 2078 11270">
          <text:p/>
        </draw:connector>
        <draw:connector draw:style-name="gr10" draw:text-style-name="P2" draw:layer="layout" draw:line-skew="0.129cm" svg:x1="20.798cm" svg:y1="3.872cm" svg:x2="23.307cm" svg:y2="4.731cm" draw:start-shape="id14" draw:start-glue-point="0" draw:end-shape="id15" draw:end-glue-point="0" svg:d="m20798 3872v-372h2509v1231" svg:viewBox="0 0 2510 1232">
          <text:p/>
        </draw:connector>
        <draw:custom-shape draw:style-name="gr8" draw:text-style-name="P2" xml:id="id17" draw:id="id17" draw:layer="layout" svg:width="3.346cm" svg:height="1.115cm" svg:x="19.404cm" svg:y="6.704cm">
          <text:p text:style-name="P2">Invalidat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23.867cm" svg:y1="5.845cm" svg:x2="22.75cm" svg:y2="7.261cm" draw:start-shape="id16" draw:start-glue-point="4" draw:end-shape="id17" draw:end-glue-point="1" svg:d="m23867 5845v1416h-1117" svg:viewBox="0 0 1118 1417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4" xml:id="id26" draw:id="id26" draw:layer="layout" svg:width="7.096cm" svg:height="5.578cm" svg:x="19cm" svg:y="3.057cm">
          <text:p text:style-name="P4">dL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8" draw:id="id18" draw:layer="layout" svg:width="4.5cm" svg:height="3.904cm" svg:x="2.5cm" svg:y="2.5cm">
          <text:p text:style-name="P5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2" draw:id="id22" draw:layer="layout" svg:width="4.5cm" svg:height="3.904cm" svg:x="11.5cm" svg:y="2.5cm">
          <text:p text:style-name="P5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9" draw:id="id19" draw:layer="layout" svg:width="3.346cm" svg:height="1.673cm" svg:x="1cm" svg:y="8.077cm">
          <text:p text:style-name="P5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20" draw:id="id20" draw:layer="layout" svg:width="3.345cm" svg:height="1.673cm" svg:x="5.462cm" svg:y="8.077cm">
          <text:p text:style-name="P5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21" draw:id="id21" draw:layer="layout" svg:width="3.346cm" svg:height="1.673cm" svg:x="9.923cm" svg:y="8.077cm">
          <text:p text:style-name="P5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3" draw:id="id23" draw:layer="layout" svg:width="3.346cm" svg:height="1.673cm" svg:x="14.385cm" svg:y="8.077cm">
          <text:p text:style-name="P5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5" draw:id="id25" draw:layer="layout" svg:width="8.923cm" svg:height="1.674cm" svg:x="4.904cm" svg:y="14.769cm">
          <text:p text:style-name="P5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24" draw:id="id24" draw:layer="layout" svg:width="7.807cm" svg:height="1.673cm" svg:x="5.462cm" svg:y="11.423cm">
          <text:p text:style-name="P5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xml:id="id33" draw:id="id33" draw:layer="layout" svg:width="2.231cm" svg:height="1.115cm" draw:transform="rotate (-3.14159265358979) translate (24.981cm 5.84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4.75cm" svg:y1="6.404cm" svg:x2="2.673cm" svg:y2="8.077cm" draw:start-shape="id18" draw:start-glue-point="2" draw:end-shape="id19" draw:end-glue-point="0" svg:d="m4750 6404v837h-2077v836" svg:viewBox="0 0 2078 1674">
          <text:p/>
        </draw:connector>
        <draw:connector draw:style-name="gr4" draw:text-style-name="P2" draw:layer="layout" svg:x1="4.75cm" svg:y1="6.404cm" svg:x2="7.134cm" svg:y2="8.077cm" draw:start-shape="id18" draw:start-glue-point="2" draw:end-shape="id20" draw:end-glue-point="0" svg:d="m4750 6404v837h2384v836" svg:viewBox="0 0 2385 1674">
          <text:p/>
        </draw:connector>
        <draw:connector draw:style-name="gr4" draw:text-style-name="P2" draw:layer="layout" svg:x1="11.596cm" svg:y1="8.077cm" svg:x2="13.75cm" svg:y2="6.404cm" draw:start-shape="id21" draw:start-glue-point="0" draw:end-shape="id22" draw:end-glue-point="2" svg:d="m11596 8077v-836h2154v-837" svg:viewBox="0 0 2155 1674">
          <text:p/>
        </draw:connector>
        <draw:connector draw:style-name="gr4" draw:text-style-name="P2" draw:layer="layout" svg:x1="13.75cm" svg:y1="6.404cm" svg:x2="16.058cm" svg:y2="8.077cm" draw:start-shape="id22" draw:start-glue-point="2" draw:end-shape="id23" draw:end-glue-point="0" svg:d="m13750 6404v837h2308v836" svg:viewBox="0 0 2309 1674">
          <text:p/>
        </draw:connector>
        <draw:connector draw:style-name="gr4" draw:text-style-name="P2" draw:layer="layout" svg:x1="2.673cm" svg:y1="9.75cm" svg:x2="9.365cm" svg:y2="11.423cm" draw:start-shape="id19" draw:start-glue-point="2" draw:end-shape="id24" draw:end-glue-point="7" svg:d="m2673 9750v836h6692v837" svg:viewBox="0 0 6693 1674">
          <text:p/>
        </draw:connector>
        <draw:connector draw:style-name="gr4" draw:text-style-name="P2" draw:layer="layout" svg:x1="7.134cm" svg:y1="9.75cm" svg:x2="9.365cm" svg:y2="11.423cm" draw:start-shape="id20" draw:start-glue-point="2" draw:end-shape="id24" draw:end-glue-point="7" svg:d="m7134 9750v836h2231v837" svg:viewBox="0 0 2232 1674">
          <text:p/>
        </draw:connector>
        <draw:connector draw:style-name="gr4" draw:text-style-name="P2" draw:layer="layout" svg:x1="11.596cm" svg:y1="9.75cm" svg:x2="9.365cm" svg:y2="11.423cm" draw:start-shape="id21" draw:start-glue-point="2" draw:end-shape="id24" draw:end-glue-point="7" svg:d="m11596 9750v836h-2231v837" svg:viewBox="0 0 2232 1674">
          <text:p/>
        </draw:connector>
        <draw:connector draw:style-name="gr4" draw:text-style-name="P2" draw:layer="layout" svg:x1="16.058cm" svg:y1="9.75cm" svg:x2="9.365cm" svg:y2="11.423cm" draw:start-shape="id23" draw:start-glue-point="2" draw:end-shape="id24" draw:end-glue-point="7" svg:d="m16058 9750v836h-6693v837" svg:viewBox="0 0 6694 1674">
          <text:p/>
        </draw:connector>
        <draw:connector draw:style-name="gr4" draw:text-style-name="P2" draw:layer="layout" svg:x1="9.365cm" svg:y1="13.096cm" svg:x2="9.365cm" svg:y2="14.769cm" draw:start-shape="id24" draw:start-glue-point="5" draw:end-shape="id25" draw:end-glue-point="0" svg:d="m9365 13096v1673" svg:viewBox="0 0 1 1674">
          <text:p/>
        </draw:connector>
        <draw:custom-shape draw:style-name="gr5" draw:text-style-name="P2" draw:layer="layout" svg:width="4.462cm" svg:height="9.481cm" svg:x="9.365cm" svg:y="7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8.5cm" svg:height="14.5cm" svg:x="18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3.827cm" svg:y1="7.519cm" svg:x2="18.289cm" svg:y2="2.5cm">
          <text:p/>
        </draw:line>
        <draw:line draw:style-name="gr7" draw:text-style-name="P2" draw:layer="layout" svg:x1="13.827cm" svg:y1="17cm" svg:x2="18.289cm" svg:y2="17cm">
          <text:p/>
        </draw:line>
        <draw:custom-shape draw:style-name="gr2" draw:text-style-name="P4" xml:id="id28" draw:id="id28" draw:layer="layout" svg:width="7.096cm" svg:height="3.347cm" svg:x="19cm" svg:y="13.096cm">
          <text:p text:style-name="P4">L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9" draw:id="id29" draw:layer="layout" svg:width="4.461cm" svg:height="2.231cm" svg:x="21.077cm" svg:y="13.654cm">
          <text:p text:style-name="P5">Directory</text:p>
          <text:p text:style-name="P5">(Up messa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27" draw:id="id27" draw:layer="layout" svg:width="5.019cm" svg:height="1.672cm" svg:x="19.962cm" svg:y="10.085cm">
          <text:p text:style-name="P5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2" draw:layer="layout" svg:x1="22.548cm" svg:y1="8.635cm" svg:x2="22.472cm" svg:y2="10.085cm" draw:start-shape="id26" draw:start-glue-point="2" draw:end-shape="id27" draw:end-glue-point="7" svg:d="m22548 8635v726h-76v724" svg:viewBox="0 0 77 1451">
          <text:p/>
        </draw:connector>
        <draw:connector draw:style-name="gr4" draw:text-style-name="P2" draw:layer="layout" svg:x1="22.472cm" svg:y1="11.757cm" svg:x2="22.548cm" svg:y2="13.096cm" draw:start-shape="id27" draw:start-glue-point="5" draw:end-shape="id28" svg:d="m22472 11757v670h76v669" svg:viewBox="0 0 77 1340">
          <text:p/>
        </draw:connector>
        <draw:custom-shape draw:style-name="gr9" draw:text-style-name="P2" xml:id="id32" draw:id="id32" draw:layer="layout" svg:width="1.115cm" svg:height="1.115cm" svg:x="22.75cm" svg:y="4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30" draw:id="id30" draw:layer="layout" svg:width="1.116cm" svg:height="1.115cm" svg:x="23.865cm" svg:y="4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31" draw:id="id31" draw:layer="layout" svg:width="2.789cm" svg:height="1.116cm" svg:x="19.404cm" svg:y="3.872cm">
          <text:p text:style-name="P5">Ta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draw:line-skew="0.462cm -0.729cm" svg:x1="25.538cm" svg:y1="14.769cm" svg:x2="24.423cm" svg:y2="4.73cm" draw:start-shape="id29" draw:start-glue-point="1" draw:end-shape="id30" draw:end-glue-point="0" svg:d="m25538 14769h962v-11269h-2077v1230" svg:viewBox="0 0 2078 11270">
          <text:p/>
        </draw:connector>
        <draw:connector draw:style-name="gr10" draw:text-style-name="P2" draw:layer="layout" draw:line-skew="0.129cm" svg:x1="20.798cm" svg:y1="3.872cm" svg:x2="23.307cm" svg:y2="4.731cm" draw:start-shape="id31" draw:start-glue-point="0" draw:end-shape="id32" draw:end-glue-point="0" svg:d="m20798 3872v-372h2509v1231" svg:viewBox="0 0 2510 1232">
          <text:p/>
        </draw:connector>
        <draw:custom-shape draw:style-name="gr8" draw:text-style-name="P5" xml:id="id34" draw:id="id34" draw:layer="layout" svg:width="3.346cm" svg:height="1.115cm" svg:x="19.404cm" svg:y="6.704cm">
          <text:p text:style-name="P5">Update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23.867cm" svg:y1="5.845cm" svg:x2="22.75cm" svg:y2="7.261cm" draw:start-shape="id33" draw:start-glue-point="4" draw:end-shape="id34" draw:end-glue-point="1" svg:d="m23867 5845v1416h-1117" svg:viewBox="0 0 1118 1417">
          <text:p/>
        </draw:connecto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4" xml:id="id43" draw:id="id43" draw:layer="layout" svg:width="8cm" svg:height="5.578cm" svg:x="19cm" svg:y="3.057cm">
          <text:p text:style-name="P4">dL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5" draw:id="id35" draw:layer="layout" svg:width="4.5cm" svg:height="3.904cm" svg:x="2.5cm" svg:y="2.5cm">
          <text:p text:style-name="P5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9" draw:id="id39" draw:layer="layout" svg:width="4.5cm" svg:height="3.904cm" svg:x="11.5cm" svg:y="2.5cm">
          <text:p text:style-name="P5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6" draw:id="id36" draw:layer="layout" svg:width="3.346cm" svg:height="1.673cm" svg:x="1cm" svg:y="8.077cm">
          <text:p text:style-name="P5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7" draw:id="id37" draw:layer="layout" svg:width="3.345cm" svg:height="1.673cm" svg:x="5.462cm" svg:y="8.077cm">
          <text:p text:style-name="P5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38" draw:id="id38" draw:layer="layout" svg:width="3.346cm" svg:height="1.673cm" svg:x="9.923cm" svg:y="8.077cm">
          <text:p text:style-name="P5">d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0" draw:id="id40" draw:layer="layout" svg:width="3.346cm" svg:height="1.673cm" svg:x="14.385cm" svg:y="8.077cm">
          <text:p text:style-name="P5">iL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2" draw:id="id42" draw:layer="layout" svg:width="8.923cm" svg:height="1.674cm" svg:x="4.904cm" svg:y="14.769cm">
          <text:p text:style-name="P5">L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1" draw:id="id41" draw:layer="layout" svg:width="7.807cm" svg:height="1.673cm" svg:x="5.462cm" svg:y="11.423cm">
          <text:p text:style-name="P5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231cm" svg:height="1.115cm" draw:transform="rotate (-3.14159265358979) translate (24.981cm 6.845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2" draw:layer="layout" svg:x1="4.75cm" svg:y1="6.404cm" svg:x2="2.673cm" svg:y2="8.077cm" draw:start-shape="id35" draw:start-glue-point="2" draw:end-shape="id36" draw:end-glue-point="0" svg:d="m4750 6404v837h-2077v836" svg:viewBox="0 0 2078 1674">
          <text:p/>
        </draw:connector>
        <draw:connector draw:style-name="gr4" draw:text-style-name="P2" draw:layer="layout" svg:x1="4.75cm" svg:y1="6.404cm" svg:x2="7.134cm" svg:y2="8.077cm" draw:start-shape="id35" draw:start-glue-point="2" draw:end-shape="id37" draw:end-glue-point="0" svg:d="m4750 6404v837h2384v836" svg:viewBox="0 0 2385 1674">
          <text:p/>
        </draw:connector>
        <draw:connector draw:style-name="gr4" draw:text-style-name="P2" draw:layer="layout" svg:x1="11.596cm" svg:y1="8.077cm" svg:x2="13.75cm" svg:y2="6.404cm" draw:start-shape="id38" draw:start-glue-point="0" draw:end-shape="id39" draw:end-glue-point="2" svg:d="m11596 8077v-836h2154v-837" svg:viewBox="0 0 2155 1674">
          <text:p/>
        </draw:connector>
        <draw:connector draw:style-name="gr4" draw:text-style-name="P2" draw:layer="layout" svg:x1="13.75cm" svg:y1="6.404cm" svg:x2="16.058cm" svg:y2="8.077cm" draw:start-shape="id39" draw:start-glue-point="2" draw:end-shape="id40" draw:end-glue-point="0" svg:d="m13750 6404v837h2308v836" svg:viewBox="0 0 2309 1674">
          <text:p/>
        </draw:connector>
        <draw:connector draw:style-name="gr4" draw:text-style-name="P2" draw:layer="layout" svg:x1="2.673cm" svg:y1="9.75cm" svg:x2="9.365cm" svg:y2="11.423cm" draw:start-shape="id36" draw:start-glue-point="2" draw:end-shape="id41" draw:end-glue-point="7" svg:d="m2673 9750v836h6692v837" svg:viewBox="0 0 6693 1674">
          <text:p/>
        </draw:connector>
        <draw:connector draw:style-name="gr4" draw:text-style-name="P2" draw:layer="layout" svg:x1="7.134cm" svg:y1="9.75cm" svg:x2="9.365cm" svg:y2="11.423cm" draw:start-shape="id37" draw:start-glue-point="2" draw:end-shape="id41" draw:end-glue-point="7" svg:d="m7134 9750v836h2231v837" svg:viewBox="0 0 2232 1674">
          <text:p/>
        </draw:connector>
        <draw:connector draw:style-name="gr4" draw:text-style-name="P2" draw:layer="layout" svg:x1="11.596cm" svg:y1="9.75cm" svg:x2="9.365cm" svg:y2="11.423cm" draw:start-shape="id38" draw:start-glue-point="2" draw:end-shape="id41" draw:end-glue-point="7" svg:d="m11596 9750v836h-2231v837" svg:viewBox="0 0 2232 1674">
          <text:p/>
        </draw:connector>
        <draw:connector draw:style-name="gr4" draw:text-style-name="P2" draw:layer="layout" svg:x1="16.058cm" svg:y1="9.75cm" svg:x2="9.365cm" svg:y2="11.423cm" draw:start-shape="id40" draw:start-glue-point="2" draw:end-shape="id41" draw:end-glue-point="7" svg:d="m16058 9750v836h-6693v837" svg:viewBox="0 0 6694 1674">
          <text:p/>
        </draw:connector>
        <draw:connector draw:style-name="gr4" draw:text-style-name="P2" draw:layer="layout" svg:x1="9.365cm" svg:y1="13.096cm" svg:x2="9.365cm" svg:y2="14.769cm" draw:start-shape="id41" draw:start-glue-point="5" draw:end-shape="id42" draw:end-glue-point="0" svg:d="m9365 13096v1673" svg:viewBox="0 0 1 1674">
          <text:p/>
        </draw:connector>
        <draw:custom-shape draw:style-name="gr5" draw:text-style-name="P2" draw:layer="layout" svg:width="4.462cm" svg:height="9.481cm" svg:x="9.365cm" svg:y="7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9cm" svg:height="14.5cm" svg:x="18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3.827cm" svg:y1="7.519cm" svg:x2="18.289cm" svg:y2="2.5cm">
          <text:p/>
        </draw:line>
        <draw:line draw:style-name="gr7" draw:text-style-name="P2" draw:layer="layout" svg:x1="13.827cm" svg:y1="17cm" svg:x2="18.289cm" svg:y2="17cm">
          <text:p/>
        </draw:line>
        <draw:custom-shape draw:style-name="gr2" draw:text-style-name="P5" xml:id="id45" draw:id="id45" draw:layer="layout" svg:width="8cm" svg:height="3.347cm" svg:x="19cm" svg:y="13.153cm">
          <text:p text:style-name="P5">L2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4" draw:id="id44" draw:layer="layout" svg:width="5.019cm" svg:height="1.672cm" svg:x="20.5cm" svg:y="10cm">
          <text:p text:style-name="P5">MUX</text:p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2" draw:layer="layout" svg:x1="23cm" svg:y1="8.635cm" svg:x2="23.01cm" svg:y2="10cm" draw:start-shape="id43" draw:start-glue-point="2" draw:end-shape="id44" draw:end-glue-point="7" svg:d="m23000 8635v683h10v682" svg:viewBox="0 0 11 1366">
          <text:p/>
        </draw:connector>
        <draw:connector draw:style-name="gr4" draw:text-style-name="P2" draw:layer="layout" svg:x1="23.01cm" svg:y1="11.672cm" svg:x2="23cm" svg:y2="13.153cm" draw:start-shape="id44" draw:start-glue-point="5" draw:end-shape="id45" svg:d="m23010 11672v741h-10v740" svg:viewBox="0 0 11 1482">
          <text:p/>
        </draw:connector>
        <draw:custom-shape draw:style-name="gr9" draw:text-style-name="P2" xml:id="id47" draw:id="id47" draw:layer="layout" svg:width="1.115cm" svg:height="1.115cm" svg:x="22.75cm" svg:y="5.7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50" draw:id="id50" draw:layer="layout" svg:width="1.116cm" svg:height="1.115cm" svg:x="23.865cm" svg:y="5.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6" draw:id="id46" draw:layer="layout" svg:width="2.789cm" svg:height="1.116cm" svg:x="19.404cm" svg:y="3.872cm">
          <text:p text:style-name="P5">Tag Tim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20.798cm" svg:y1="3.872cm" svg:x2="23.307cm" svg:y2="5.731cm" draw:start-shape="id46" draw:start-glue-point="0" draw:end-shape="id47" draw:end-glue-point="0" svg:d="m20798 3872v-501h2509v2360" svg:viewBox="0 0 2510 2361">
          <text:p/>
        </draw:connector>
        <draw:custom-shape draw:style-name="gr8" draw:text-style-name="P5" xml:id="id48" draw:id="id48" draw:layer="layout" svg:width="3.346cm" svg:height="1.115cm" svg:x="19.404cm" svg:y="6.704cm">
          <text:p text:style-name="P5">Invalidat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line-skew="0.308cm" svg:x1="23.867cm" svg:y1="6.845cm" svg:x2="22.75cm" svg:y2="7.261cm" draw:end-shape="id48" draw:end-glue-point="1" svg:d="m23867 6845v0 416h-1117" svg:viewBox="0 0 1118 417">
          <text:p/>
        </draw:connector>
        <draw:custom-shape draw:style-name="gr8" draw:text-style-name="P5" xml:id="id49" draw:id="id49" draw:layer="layout" svg:width="2.5cm" svg:height="1.116cm" svg:x="24cm" svg:y="3.384cm">
          <text:p text:style-name="P5">Coun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svg:x1="25.25cm" svg:y1="4.5cm" svg:x2="24.423cm" svg:y2="5.73cm" draw:start-shape="id49" draw:start-glue-point="2" draw:end-shape="id50" draw:end-glue-point="0" svg:d="m25250 4500v615h-827v615" svg:viewBox="0 0 828 1231">
          <text:p/>
        </draw:connector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Mujumdar</meta:initial-creator>
    <meta:creation-date>2014-11-12T10:52:41</meta:creation-date>
    <meta:editing-duration>PT3H16M38S</meta:editing-duration>
    <meta:editing-cycles>18</meta:editing-cycles>
    <dc:date>2014-11-12T14:25:01</dc:date>
    <dc:creator>Alan Mujumdar</dc:creator>
    <meta:generator>LibreOffice/3.5$Linux_X86_64 LibreOffice_project/350m1$Build-2</meta:generator>
    <meta:document-statistic meta:object-count="132"/>
  </office:meta>
</office:document-meta>
</file>